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075cm" style:rel-column-width="2310*"/>
    </style:style>
    <style:style style:name="Table1.B" style:family="table-column">
      <style:table-column-properties style:column-width="14.926cm" style:rel-column-width="846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fo:color="#0000ff" style:font-name="Cambria" fo:font-size="18pt" fo:language="ru" fo:country="RU" style:font-name-asian="Times New Roman2" style:font-size-asian="12pt" style:font-name-complex="Times New Roman2" style:font-size-complex="12pt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text-properties style:font-name="Cambria" fo:language="ru" fo:country="RU"/>
    </style:style>
    <style:style style:name="P8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354.png" xlink:type="simple" xlink:show="embed" xlink:actuate="onLoad"/></draw:frame></text:p>
          </table:table-cell>
          <table:table-cell table:style-name="Table1.B1" office:value-type="string">
            <text:p text:style-name="P5">Свойства воды и пара</text:p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6">| скалярный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3.521cm" svg:height="1.769cm" draw:z-index="1"><draw:image xlink:href="../images/035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7">Блок производит вычисление свойств воды и водяного пара по давлению (первый вход) и второму параметру (энтальпия или температура - второй вход). </text:p>
            <text:p text:style-name="P7"><text:span text:style-name="T1">Свойства</text:span>:</text:p>
            <text:list xml:id="list2065069000693968468" text:style-name="L1">
              <text:list-item>
                <text:p text:style-name="P8">Фаза – фазовое состояние для которого рассчитываются свойства (вода, пар или смесь).</text:p>
              </text:list-item>
              <text:list-item>
                <text:p text:style-name="P8">Тип параметра на втором входе – энтальпия или температура.</text:p>
              </text:list-item>
              <text:list-item>
                <text:p text:style-name="P8">Выходные значения – список рассчитываемых блоком параметров на выходе.</text:p>
              </text:list-item>
              <text:list-item>
                <text:p text:style-name="P8">Начальное давление – значение давления, соотвествующее нулю на первом входе.</text:p>
              </text:list-item>
              <text:list-item>
                <text:p text:style-name="P8">Начальное значение 2-го входа – значение параметра, соответсвующее нулю на втором вход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ногозвенный манипулятор</dc:title>
    <dc:date>2014-12-26T13:10:55.57</dc:date>
    <meta:generator>OpenOffice/4.1.1$Win32 OpenOffice.org_project/411m6$Build-9775</meta:generator>
    <meta:editing-duration>PT2H44M5S</meta:editing-duration>
    <meta:editing-cycles>63</meta:editing-cycles>
    <meta:document-statistic meta:table-count="1" meta:image-count="2" meta:object-count="0" meta:page-count="1" meta:paragraph-count="13" meta:word-count="90" meta:character-count="587"/>
  </office:meta>
</office:document-meta>
</file>